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6.299cm" style:rel-column-width="24281*"/>
    </style:style>
    <style:style style:name="Taula1.B" style:family="table-column">
      <style:table-column-properties style:column-width="10.702cm" style:rel-column-width="41254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4.293cm" style:rel-column-width="16550*"/>
    </style:style>
    <style:style style:name="Taula2.B" style:family="table-column">
      <style:table-column-properties style:column-width="12.707cm" style:rel-column-width="48985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ans1" officeooo:rsid="00162ffb" officeooo:paragraph-rsid="00162ffb"/>
    </style:style>
    <style:style style:name="P3" style:family="paragraph" style:parent-style-name="Standard">
      <style:text-properties style:font-name="Liberation Sans1" officeooo:rsid="00162ffb" officeooo:paragraph-rsid="00148ab6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weight="bold" officeooo:rsid="00162ffb" officeooo:paragraph-rsid="00148ab6" style:font-weight-asian="bold" style:font-weight-complex="bold"/>
    </style:style>
    <style:style style:name="P5" style:family="paragraph" style:parent-style-name="Standard">
      <style:text-properties style:font-name="Liberation Sans1" fo:font-weight="bold" officeooo:rsid="00162ffb" officeooo:paragraph-rsid="00148ab6" style:font-weight-asian="bold" style:font-weight-complex="bold"/>
    </style:style>
    <style:style style:name="P6" style:family="paragraph" style:parent-style-name="Standard">
      <style:text-properties style:font-name="Liberation Sans1" fo:font-weight="bold" officeooo:rsid="00163f9d" officeooo:paragraph-rsid="00148ab6" style:font-weight-asian="bold" style:font-weight-complex="bold"/>
    </style:style>
    <style:style style:name="P7" style:family="paragraph" style:parent-style-name="Standard">
      <style:text-properties style:font-name="Liberation Sans1" fo:font-weight="bold" officeooo:rsid="001690b1" officeooo:paragraph-rsid="001690b1" style:font-weight-asian="bold" style:font-weight-complex="bold"/>
    </style:style>
    <style:style style:name="P8" style:family="paragraph" style:parent-style-name="Standard">
      <style:text-properties style:font-name="Liberation Sans1" officeooo:rsid="00163f9d" officeooo:paragraph-rsid="00148ab6"/>
    </style:style>
    <style:style style:name="P9" style:family="paragraph" style:parent-style-name="Standard">
      <style:text-properties style:font-name="Liberation Sans1" officeooo:rsid="001690b1" officeooo:paragraph-rsid="001690b1"/>
    </style:style>
    <style:style style:name="P10" style:family="paragraph" style:parent-style-name="Standard">
      <style:text-properties style:font-name="Liberation Sans1" fo:font-weight="normal" officeooo:rsid="001690b1" officeooo:paragraph-rsid="001690b1" style:font-weight-asian="normal" style:font-weight-complex="normal"/>
    </style:style>
    <style:style style:name="P11" style:family="paragraph" style:parent-style-name="Standard">
      <style:text-properties style:font-name="Liberation Serif1" officeooo:rsid="00162ffb" officeooo:paragraph-rsid="00148ab6"/>
    </style:style>
    <style:style style:name="P12" style:family="paragraph" style:parent-style-name="Standard">
      <style:text-properties style:font-name="Liberation Serif1" fo:font-weight="normal" officeooo:rsid="00162ffb" officeooo:paragraph-rsid="00148ab6" style:font-weight-asian="normal" style:font-weight-complex="normal"/>
    </style:style>
    <style:style style:name="P13" style:family="paragraph" style:parent-style-name="Standard">
      <style:text-properties style:font-name="Liberation Serif1" fo:font-weight="normal" officeooo:rsid="001690b1" officeooo:paragraph-rsid="001690b1" style:font-weight-asian="normal" style:font-weight-complex="normal"/>
    </style:style>
    <style:style style:name="P14" style:family="paragraph" style:parent-style-name="Standard">
      <style:text-properties officeooo:rsid="001690b1" officeooo:paragraph-rsid="001690b1"/>
    </style:style>
    <style:style style:name="P15" style:family="paragraph" style:parent-style-name="Table_20_Contents">
      <style:text-properties style:font-name="Liberation Sans1" officeooo:rsid="0017a028" officeooo:paragraph-rsid="00148ab6"/>
    </style:style>
    <style:style style:name="P16" style:family="paragraph" style:parent-style-name="Table_20_Contents">
      <style:text-properties style:font-name="Liberation Sans1" officeooo:rsid="0018cd75" officeooo:paragraph-rsid="00148ab6"/>
    </style:style>
    <style:style style:name="P17" style:family="paragraph" style:parent-style-name="Table_20_Contents">
      <style:text-properties style:font-name="Liberation Sans1" officeooo:rsid="001a52e1" officeooo:paragraph-rsid="00148ab6"/>
    </style:style>
    <style:style style:name="P18" style:family="paragraph" style:parent-style-name="Table_20_Contents">
      <style:text-properties style:font-name="Liberation Sans1" officeooo:rsid="001bd8e9" officeooo:paragraph-rsid="00148ab6"/>
    </style:style>
    <style:style style:name="P19" style:family="paragraph" style:parent-style-name="Table_20_Contents">
      <style:text-properties style:font-name="Liberation Sans1" officeooo:rsid="001c59c2" officeooo:paragraph-rsid="00148ab6"/>
    </style:style>
    <style:style style:name="P20" style:family="paragraph" style:parent-style-name="Table_20_Contents">
      <style:text-properties style:font-name="Liberation Sans1" officeooo:paragraph-rsid="00148ab6"/>
    </style:style>
    <style:style style:name="P21" style:family="paragraph" style:parent-style-name="Table_20_Contents">
      <style:text-properties style:font-name="Liberation Serif1" officeooo:rsid="00163f9d" officeooo:paragraph-rsid="00148ab6"/>
    </style:style>
    <style:style style:name="P22" style:family="paragraph" style:parent-style-name="Table_20_Contents">
      <style:text-properties style:font-name="Liberation Serif1" officeooo:rsid="001c59c2" officeooo:paragraph-rsid="00148ab6"/>
    </style:style>
    <style:style style:name="P23" style:family="paragraph" style:parent-style-name="Standard">
      <style:text-properties officeooo:rsid="001690b1" officeooo:paragraph-rsid="001690b1"/>
    </style:style>
    <style:style style:name="P24" style:family="paragraph" style:parent-style-name="Standard">
      <style:text-properties style:font-name="Liberation Sans" fo:font-weight="bold" officeooo:rsid="001690b1" officeooo:paragraph-rsid="001690b1" style:font-weight-asian="bold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690b1" officeooo:paragraph-rsid="001690b1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690b1" officeooo:paragraph-rsid="001690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c59c2"/>
    </style:style>
    <style:style style:name="T5" style:family="text">
      <style:text-properties officeooo:rsid="00148ab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 Intèrpret de comandaments en Linux i Windows</text:p>
      <text:p text:style-name="P3"/>
      <text:p text:style-name="P3"/>
      <text:p text:style-name="P3"><draw:frame draw:style-name="fr1" draw:name="Marc1" text:anchor-type="paragraph" svg:x="-0.041cm" svg:y="0.101cm" svg:width="7.999cm" draw:z-index="0"><draw:text-box fo:min-height="11.501cm"><text:p text:style-name="P2">Estructura de directoris <text:span text:style-name="T1">Linux</text:span></text:p><text:p text:style-name="P2"/><text:p text:style-name="P2">/</text:p><text:p text:style-name="P2"><text:s text:c="3"/>|- bin</text:p><text:p text:style-name="P2"><text:s text:c="3"/>|- boot</text:p><text:p text:style-name="P2"><text:s text:c="3"/>|- ....</text:p><text:p text:style-name="P2"><text:s text:c="3"/>|- <text:span text:style-name="T3">home</text:span></text:p><text:p text:style-name="P2"><text:s text:c="9"/>|- donald</text:p><text:p text:style-name="P2"><text:s text:c="15"/>|- Baixades</text:p><text:p text:style-name="P2"><text:s text:c="15"/>|- Documents</text:p><text:p text:style-name="P2"><text:s text:c="15"/>|- Escriptori</text:p><text:p text:style-name="P2"><text:s text:c="9"/>|- mickey</text:p><text:p text:style-name="P2"><text:s text:c="15"/>|- Baixades</text:p><text:p text:style-name="P2"><text:s text:c="15"/>|- Documents</text:p><text:p text:style-name="P2"><text:s text:c="15"/>|- Escriptori</text:p><text:p text:style-name="P2"><text:s text:c="3"/>|- ....</text:p><text:p text:style-name="P2"><text:s text:c="3"/>|- <text:span text:style-name="T3">root</text:span></text:p><text:p text:style-name="P2"><text:s text:c="3"/>|- ....</text:p><text:p text:style-name="P2"><text:s text:c="3"/>|- usr</text:p><text:p text:style-name="P2"><text:s text:c="3"/>|- var</text:p><text:p text:style-name="P2"/><text:p text:style-name="P2"/></draw:text-box></draw:frame><draw:frame draw:style-name="fr1" draw:name="Marc2" text:anchor-type="paragraph" svg:x="8.8cm" svg:y="0.101cm" svg:width="8.003cm" draw:z-index="1"><draw:text-box fo:min-height="11.501cm"><text:p text:style-name="P2">Estructura de directoris <text:span text:style-name="T1">Windows</text:span></text:p><text:p text:style-name="P2"/><text:p text:style-name="P2">\</text:p><text:p text:style-name="P2"><text:s text:c="3"/>|- ....</text:p><text:p text:style-name="P2"><text:s text:c="3"/>|- Program Files</text:p><text:p text:style-name="P2"><text:s text:c="3"/>|- ....</text:p><text:p text:style-name="P2"><text:s text:c="3"/>|- <text:span text:style-name="T3">Users</text:span></text:p><text:p text:style-name="P2"><text:s text:c="9"/>|- Administrador</text:p><text:p text:style-name="P2"><text:s text:c="15"/>|- Desktop</text:p><text:p text:style-name="P2"><text:s text:c="15"/>|- Documents</text:p><text:p text:style-name="P2"><text:s text:c="15"/>|- Downloads</text:p><text:p text:style-name="P2"><text:s text:c="9"/>|- donald</text:p><text:p text:style-name="P2"><text:s text:c="15"/>|- Desktop</text:p><text:p text:style-name="P2"><text:s text:c="15"/>|- Documents</text:p><text:p text:style-name="P2"><text:s text:c="15"/>|- Downloads</text:p><text:p text:style-name="P2"><text:s text:c="9"/>|- mickey</text:p><text:p text:style-name="P2"><text:s text:c="15"/>|- Desktop</text:p><text:p text:style-name="P2"><text:s text:c="15"/>|- Documents</text:p><text:p text:style-name="P2"><text:s text:c="15"/>|- Downloads</text:p><text:p text:style-name="P2"><text:s text:c="3"/>|- ....</text:p><text:p text:style-name="P2"><text:s text:c="3"/>|- Windows</text:p><text:p text:style-name="P2"/><text:p text:style-name="P2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ccés al terminal:</text:p>
      <text:p text:style-name="P3"/>
      <text:p text:style-name="P3">En Linux: Aplicacions – Accesoris – Terminal.</text:p>
      <text:p text:style-name="P3">En Windows: Botó Inici – Todos los programas – Accesorios – Símbolo del sistema.</text:p>
      <text:p text:style-name="P3"><text:tab/><text:tab/> (També des del quadre Buscar, <text:span text:style-name="T5">escrivint la</text:span> paraula cmd)</text:p>
      <text:p text:style-name="P3"/>
      <text:p text:style-name="P3"/>
      <text:p text:style-name="P5">Alguns comandaments:</text:p>
      <text:p text:style-name="P3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1"><text:span text:style-name="T1">man</text:span> (en Windows: <text:span text:style-name="T1">help</text:span>)</text:p>
          </table:table-cell>
          <table:table-cell table:style-name="Taula1.B1" office:value-type="string">
            <text:p text:style-name="P15"/>
          </table:table-cell>
        </table:table-row>
        <table:table-row>
          <table:table-cell table:style-name="Taula1.A2" office:value-type="string">
            <text:p text:style-name="P11"><text:span text:style-name="T1">ls</text:span> (en Windows: <text:span text:style-name="T1">dir</text:span>)</text:p>
          </table:table-cell>
          <table:table-cell table:style-name="Taula1.B2" office:value-type="string">
            <text:p text:style-name="P15"/>
          </table:table-cell>
        </table:table-row>
        <table:table-row>
          <table:table-cell table:style-name="Taula1.A2" office:value-type="string">
            <text:p text:style-name="P11"><text:span text:style-name="T1">pwd</text:span> (en Windows: <text:span text:style-name="T1">cd</text:span>)</text:p>
          </table:table-cell>
          <table:table-cell table:style-name="Taula1.B2" office:value-type="string">
            <text:p text:style-name="P15"/>
          </table:table-cell>
        </table:table-row>
        <table:table-row>
          <table:table-cell table:style-name="Taula1.A2" office:value-type="string">
            <text:p text:style-name="P11"><text:span text:style-name="T1">cd</text:span> <text:span text:style-name="T2">nomdir</text:span></text:p>
          </table:table-cell>
          <table:table-cell table:style-name="Taula1.B2" office:value-type="string">
            <text:p text:style-name="P15"/>
          </table:table-cell>
        </table:table-row>
        <table:table-row>
          <table:table-cell table:style-name="Taula1.A2" office:value-type="string">
            <text:p text:style-name="P11"><text:span text:style-name="T1">mkdir</text:span> <text:span text:style-name="T2">nomdir</text:span></text:p>
          </table:table-cell>
          <table:table-cell table:style-name="Taula1.B2" office:value-type="string">
            <text:p text:style-name="P16"/>
          </table:table-cell>
        </table:table-row>
        <table:table-row>
          <table:table-cell table:style-name="Taula1.A2" office:value-type="string">
            <text:p text:style-name="P11"><text:span text:style-name="T1">rmdir</text:span> <text:span text:style-name="T2">nomdir</text:span></text:p>
          </table:table-cell>
          <table:table-cell table:style-name="Taula1.B2" office:value-type="string">
            <text:p text:style-name="P16"/>
          </table:table-cell>
        </table:table-row>
        <table:table-row>
          <table:table-cell table:style-name="Taula1.A2" office:value-type="string">
            <text:p text:style-name="P11"><text:span text:style-name="T1">clear</text:span> (en Windows: <text:span text:style-name="T1">cls</text:span>)</text:p>
          </table:table-cell>
          <table:table-cell table:style-name="Taula1.B2" office:value-type="string">
            <text:p text:style-name="P16"/>
          </table:table-cell>
        </table:table-row>
        <table:table-row>
          <table:table-cell table:style-name="Taula1.A2" office:value-type="string">
            <text:p text:style-name="P12"><text:span text:style-name="T1">exit</text:span> </text:p>
          </table:table-cell>
          <table:table-cell table:style-name="Taula1.B2" office:value-type="string">
            <text:p text:style-name="P16"/>
          </table:table-cell>
        </table:table-row>
      </table:table>
      <text:p text:style-name="P3"/>
      <text:p text:style-name="P3"><text:soft-page-break/></text:p>
      <text:p text:style-name="P6">Alguns exercicis:</text:p>
      <text:p text:style-name="P8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21">ls .</text:p>
          </table:table-cell>
          <table:table-cell table:style-name="Taula2.B1" office:value-type="string">
            <text:p text:style-name="P16"/>
          </table:table-cell>
        </table:table-row>
        <table:table-row>
          <table:table-cell table:style-name="Taula2.A2" office:value-type="string">
            <text:p text:style-name="P21">ls ..</text:p>
          </table:table-cell>
          <table:table-cell table:style-name="Taula2.B2" office:value-type="string">
            <text:p text:style-name="P17"/>
          </table:table-cell>
        </table:table-row>
        <table:table-row>
          <table:table-cell table:style-name="Taula2.A2" office:value-type="string">
            <text:p text:style-name="P21">pwd</text:p>
          </table:table-cell>
          <table:table-cell table:style-name="Taula2.B2" office:value-type="string">
            <text:p text:style-name="P17"/>
          </table:table-cell>
        </table:table-row>
        <table:table-row>
          <table:table-cell table:style-name="Taula2.A2" office:value-type="string">
            <text:p text:style-name="P21">ls /home</text:p>
          </table:table-cell>
          <table:table-cell table:style-name="Taula2.B2" office:value-type="string">
            <text:p text:style-name="P17"/>
          </table:table-cell>
        </table:table-row>
        <table:table-row>
          <table:table-cell table:style-name="Taula2.A2" office:value-type="string">
            <text:p text:style-name="P21">ls /</text:p>
          </table:table-cell>
          <table:table-cell table:style-name="Taula2.B2" office:value-type="string">
            <text:p text:style-name="P17"/>
          </table:table-cell>
        </table:table-row>
        <table:table-row>
          <table:table-cell table:style-name="Taula2.A2" office:value-type="string">
            <text:p text:style-name="P21">ls Documents</text:p>
          </table:table-cell>
          <table:table-cell table:style-name="Taula2.B2" office:value-type="string">
            <text:p text:style-name="P17"/>
          </table:table-cell>
        </table:table-row>
        <table:table-row>
          <table:table-cell table:style-name="Taula2.A2" office:value-type="string">
            <text:p text:style-name="P21">ls ../..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ls ../alumne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cd ..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ls 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cd ~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pwd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ls .</text:p>
          </table:table-cell>
          <table:table-cell table:style-name="Taula2.B2" office:value-type="string">
            <text:p text:style-name="P18"/>
          </table:table-cell>
        </table:table-row>
        <table:table-row>
          <table:table-cell table:style-name="Taula2.A2" office:value-type="string">
            <text:p text:style-name="P21">mkdir kk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1">ls 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1">rmdir kk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1">ls</text:p>
          </table:table-cell>
          <table:table-cell table:style-name="Taula2.B2" office:value-type="string">
            <text:p text:style-name="P20"/>
          </table:table-cell>
        </table:table-row>
        <table:table-row>
          <table:table-cell table:style-name="Taula2.A2" office:value-type="string">
            <text:p text:style-name="P21">clear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1">man clear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1">man pwd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1"><text:span text:style-name="T4">e</text:span>xit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2">ls *.pdf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2">ls vb*</text:p>
          </table:table-cell>
          <table:table-cell table:style-name="Taula2.B2" office:value-type="string">
            <text:p text:style-name="P19"/>
          </table:table-cell>
        </table:table-row>
        <table:table-row>
          <table:table-cell table:style-name="Taula2.A2" office:value-type="string">
            <text:p text:style-name="P22">ls vc*.*</text:p>
          </table:table-cell>
          <table:table-cell table:style-name="Taula2.B2" office:value-type="string">
            <text:p text:style-name="P19"/>
          </table:table-cell>
        </table:table-row>
      </table:table>
      <text:p text:style-name="P3"/>
      <text:p text:style-name="P3"/>
      <text:p text:style-name="P7">Resum comandaments Windows</text:p>
      <text:p text:style-name="P10"/>
      <text:p text:style-name="P13">attrib, cd, cls, copy, del, dir, echo, label, md, more, ren, rd, set, type.</text:p>
      <text:p text:style-name="P13"/>
      <text:p text:style-name="P13"/>
      <text:p text:style-name="P7">Resum comandaments Linux</text:p>
      <text:p text:style-name="P9"/>
      <text:p text:style-name="P14">cat, cd, chmod, chown, clear, cmp, cp, date, df, diff, du, echo, env, free, grep, hostname, kill, last, ln, logname, ls, less, man, mkdir, more, mv, passwd, ps, pwd, rm, rmdir, set, shutdown, su, touch, uname, who.</text:p>
      <text:p text:style-name="Standard"/>
      <text:p text:style-name="P14">(redireccions, dmesg, fdisk, lshw, nano, comandaments TCP/IP, ...)</text:p>
      <text:p text:style-name="P24"><text:soft-page-break/>Algunes opcions interessants de apt-get i dpkg</text:p>
      <text:p text:style-name="P14"/>
      <text:p text:style-name="P25">apt-get install -f</text:p>
      <text:p text:style-name="P25">Repara un sistema amb dependències trencades.</text:p>
      <text:p text:style-name="P25"/>
      <text:p text:style-name="P25">apt-get remove paquet</text:p>
      <text:p text:style-name="P25">Desinstal·la el paquet, però no esborra els fitxers de configuració.</text:p>
      <text:p text:style-name="P25"/>
      <text:p text:style-name="P25">apt-get purge paquet</text:p>
      <text:p text:style-name="P25">Desinstal·la completament el paquet.</text:p>
      <text:p text:style-name="P25"/>
      <text:p text:style-name="P25">apt-get install paquet</text:p>
      <text:p text:style-name="P25">Instal·la el paquet.</text:p>
      <text:p text:style-name="P25"/>
      <text:p text:style-name="P25">apt-get install --reinstall</text:p>
      <text:p text:style-name="P25">Instal·la la nova versió dels paquets instal·lats.</text:p>
      <text:p text:style-name="P25"/>
      <text:p text:style-name="P25">apt-get update</text:p>
      <text:p text:style-name="P25">Renova la llista de paquets dels repositoris.</text:p>
      <text:p text:style-name="P25"/>
      <text:p text:style-name="P25">apt-get [upgrade | dist-upgrade]</text:p>
      <text:p text:style-name="P25">Reinstal·la la nova versió de tots els paquets instal·lats en el sistema.</text:p>
      <text:p text:style-name="P25"/>
      <text:p text:style-name="P25">apt-get check</text:p>
      <text:p text:style-name="P25">Comprova la salud del sistema de paquets.</text:p>
      <text:p text:style-name="P25"/>
      <text:p text:style-name="P25">apt-get clean</text:p>
      <text:p text:style-name="P25">Esborra els fitxers .deb descarregats a /var/cache/apt.</text:p>
      <text:p text:style-name="P25"/>
      <text:p text:style-name="P25">apt-get autoremove</text:p>
      <text:p text:style-name="P25">Esborra els paquets de dependències que no es necessiten.</text:p>
      <text:p text:style-name="P25"/>
      <text:p text:style-name="P25"/>
      <text:p text:style-name="P25">dpkg --configure -a</text:p>
      <text:p text:style-name="P25">Configura tots els paquets que s'han instal·lat però s'han quedat sense configurar.</text:p>
      <text:p text:style-name="P25"/>
      <text:p text:style-name="P25">dpkg --reconfigure paquet</text:p>
      <text:p text:style-name="P25">Torna a configurar un paquet ja instal·lat i configurat.</text:p>
      <text:p text:style-name="P25"/>
      <text:p text:style-name="P25">dpkg -l</text:p>
      <text:p text:style-name="P25">Llista tots els paquets instal·lats en el sistema.</text:p>
      <text:p text:style-name="P25"/>
      <text:p text:style-name="P25">dpkg -L paquet</text:p>
      <text:p text:style-name="P25">Llista el fitxers instal·lats pel paquet.</text:p>
      <text:p text:style-name="P25"/>
      <text:p text:style-name="P25">dpkg -s paquet</text:p>
      <text:p text:style-name="P25">Dona informació del paquet instal·lat.</text:p>
      <text:p text:style-name="P25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47:31.548262961</meta:creation-date>
    <dc:date>2020-01-24T13:47:16.940301821</dc:date>
    <meta:editing-duration>PT1H45M58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3" meta:paragraph-count="115" meta:word-count="414" meta:character-count="2758" meta:non-whitespace-character-count="2136"/>
  </office:meta>
</office:document-meta>
</file>